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de852" officeooo:paragraph-rsid="001de852"/>
    </style:style>
    <style:style style:name="P2" style:family="paragraph" style:parent-style-name="Text_20_body">
      <style:text-properties officeooo:rsid="001de852" officeooo:paragraph-rsid="001de852"/>
    </style:style>
    <style:style style:name="P3" style:family="paragraph" style:parent-style-name="Heading_20_3">
      <style:text-properties officeooo:rsid="001de852" officeooo:paragraph-rsid="001de852"/>
    </style:style>
    <style:style style:name="P4" style:family="paragraph" style:parent-style-name="Text_20_body">
      <style:text-properties fo:font-weight="bold" officeooo:rsid="001de852" officeooo:paragraph-rsid="001de852" style:font-weight-asian="bold" style:font-weight-complex="bold"/>
    </style:style>
    <style:style style:name="P5" style:family="paragraph" style:parent-style-name="Text_20_body" style:list-style-name="L1">
      <style:text-properties officeooo:rsid="001f6a82" officeooo:paragraph-rsid="001f6a82"/>
    </style:style>
    <style:style style:name="P6" style:family="paragraph" style:parent-style-name="Text_20_body">
      <style:text-properties officeooo:rsid="001f6a82" officeooo:paragraph-rsid="001f6a82"/>
    </style:style>
    <style:style style:name="P7" style:family="paragraph" style:parent-style-name="Text_20_body">
      <style:text-properties officeooo:rsid="001de852" officeooo:paragraph-rsid="001ffa63"/>
    </style:style>
    <style:style style:name="P8" style:family="paragraph" style:parent-style-name="Text_20_body" style:list-style-name="L2">
      <style:text-properties fo:font-weight="normal" officeooo:rsid="001ffa63" officeooo:paragraph-rsid="002113ce" style:font-weight-asian="normal" style:font-weight-complex="normal"/>
    </style:style>
    <style:style style:name="P9" style:family="paragraph" style:parent-style-name="Heading_20_3">
      <style:text-properties officeooo:paragraph-rsid="0022e3d3"/>
    </style:style>
    <style:style style:name="P10" style:family="paragraph" style:parent-style-name="Text_20_body" style:list-style-name="L3">
      <style:text-properties officeooo:rsid="0022e3d3" officeooo:paragraph-rsid="0022e3d3"/>
    </style:style>
    <style:style style:name="P11" style:family="paragraph" style:parent-style-name="Text_20_body" style:list-style-name="L3">
      <style:text-properties officeooo:rsid="0024ae9f" officeooo:paragraph-rsid="0024ae9f"/>
    </style:style>
    <style:style style:name="T1" style:family="text">
      <style:text-properties officeooo:rsid="001ffa63"/>
    </style:style>
    <style:style style:name="T2" style:family="text">
      <style:text-properties officeooo:rsid="0022e3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Résumé</text:h>
      <text:p text:style-name="P2">Deux étapes :</text:p>
      <text:p text:style-name="P2">repérages des idées Bien comprendre le texte initial </text:p>
      <text:p text:style-name="P2">retranscription de ces idées </text:p>
      <text:p text:style-name="P2">sous une forme abrégée, en reformulant en partie, clair pour qlq n’ayant pas lu le texte</text:p>
      <text:p text:style-name="P2">risque de fausser le sens du texte ou de ne pas être compréhensible.</text:p>
      <text:h text:style-name="P3" text:outline-level="3">Compréhension du texte</text:h>
      <text:p text:style-name="P4">4 familles de compétences :</text:p>
      <text:list text:style-name="L1">
        <text:list-item>
          <text:p text:style-name="P5">lexicales et linguistiques </text:p>
        </text:list-item>
        <text:list-item>
          <text:p text:style-name="P5">stratégiques (établir un plan, distinguer thèse de arguments ..etc)</text:p>
        </text:list-item>
        <text:list-item>
          <text:p text:style-name="P5">référentielles ( connaître le monde, les textes et les émotions )</text:p>
        </text:list-item>
        <text:list-item>
          <text:p text:style-name="P5">autocontrôle,métacognition(à propos du savoir, qcq je dois savoir pour savoir) ( comprendre l’implicite )</text:p>
        </text:list-item>
      </text:list>
      <text:p text:style-name="P4">thème, thèse, raisonnement :</text:p>
      <text:p text:style-name="P2">thème : de quoi ça parle ?</text:p>
      <text:p text:style-name="P2">Thèse : idée(s) défendu par l’auteur, que pense-t-il du sujet ?</text:p>
      <text:p text:style-name="P6">Arguments : preuve que son avis est logique</text:p>
      <text:p text:style-name="P6">exemples : cas particuliers illustrent une idée.</text:p>
      <text:p text:style-name="P7">→ <text:span text:style-name="T1">dégager le thème et surtout l’idée principale</text:span></text:p>
      <text:p text:style-name="P7">→ <text:span text:style-name="T1">repérer les différentes étapes de la réflexion( sous titre, une idée par paragraphe, champs lexical, <text:s/>liens logiques( conséquence : si bien que, de sorte que ; opposition : en revanche)</text:span></text:p>
      <text:p text:style-name="P7"/>
      <text:p text:style-name="P4">système d’énonciation à analyser :</text:p>
      <text:list text:style-name="L2">
        <text:list-item>
          <text:p text:style-name="P8">qui parle ?</text:p>
        </text:list-item>
        <text:list-item>
          <text:p text:style-name="P8">Qui a telle opinion ?</text:p>
        </text:list-item>
        <text:list-item>
          <text:p text:style-name="P8">Qui est le destinataire du message ? </text:p>
        </text:list-item>
        <text:list-item>
          <text:p text:style-name="P8">Ironie est à remarquer</text:p>
        </text:list-item>
      </text:list>
      <text:h text:style-name="P9" text:outline-level="3"><text:span text:style-name="T2">notes</text:span></text:h>
      <text:list text:style-name="L3">
        <text:list-item>
          <text:p text:style-name="P10">Changement d’idée = changement de paragraphe</text:p>
        </text:list-item>
        <text:list-item>
          <text:p text:style-name="P11">les mots qui sont dans le titre doivent apparaître dans le résumé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4:33:22.003081280</meta:creation-date>
    <dc:date>2024-11-19T12:03:08.598746572</dc:date>
    <meta:editing-duration>PT1H35M4S</meta:editing-duration>
    <meta:editing-cycles>5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27" meta:word-count="219" meta:character-count="1261" meta:non-whitespace-character-count="1074"/>
  </office:meta>
</office:document-meta>
</file>